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ant Garde', 'Century Gothic" svg:font-family="'Avant Garde', 'Century Gothic'"/>
    <style:font-face style:name="Helvetica" svg:font-family="Helvetica"/>
    <style:font-face style:name="New York" svg:font-family="'New York'"/>
    <style:font-face style:name="Symbol" svg:font-family="Symbol"/>
    <style:font-face style:name="Times" svg:font-family="Times"/>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in" table:align="left" style:writing-mode="lr-tb"/>
    </style:style>
    <style:style style:name="Table1.A" style:family="table-column">
      <style:table-column-properties style:column-width="0.25in"/>
    </style:style>
    <style:style style:name="Table1.B" style:family="table-column">
      <style:table-column-properties style:column-width="0.2083in"/>
    </style:style>
    <style:style style:name="Table1.C" style:family="table-column">
      <style:table-column-properties style:column-width="0.1736in"/>
    </style:style>
    <style:style style:name="Table1.D" style:family="table-column">
      <style:table-column-properties style:column-width="0.1444in"/>
    </style:style>
    <style:style style:name="Table1.E" style:family="table-column">
      <style:table-column-properties style:column-width="0.1201in"/>
    </style:style>
    <style:style style:name="Table1.F" style:family="table-column">
      <style:table-column-properties style:column-width="0.6035in"/>
    </style:style>
    <style:style style:name="Table2" style:family="table">
      <style:table-properties style:width="1.5in" table:align="left" style:writing-mode="lr-tb"/>
    </style:style>
    <style:style style:name="Table2.A" style:family="table-column">
      <style:table-column-properties style:column-width="0.25in"/>
    </style:style>
    <style:style style:name="Table2.B" style:family="table-column">
      <style:table-column-properties style:column-width="0.2083in"/>
    </style:style>
    <style:style style:name="Table2.C" style:family="table-column">
      <style:table-column-properties style:column-width="0.1736in"/>
    </style:style>
    <style:style style:name="Table2.D" style:family="table-column">
      <style:table-column-properties style:column-width="0.1444in"/>
    </style:style>
    <style:style style:name="Table2.E" style:family="table-column">
      <style:table-column-properties style:column-width="0.1201in"/>
    </style:style>
    <style:style style:name="Table2.F" style:family="table-column">
      <style:table-column-properties style:column-width="0.6035in"/>
    </style:style>
    <style:style style:name="Table3" style:family="table">
      <style:table-properties style:width="1.5in" table:align="left" style:writing-mode="lr-tb"/>
    </style:style>
    <style:style style:name="Table3.A" style:family="table-column">
      <style:table-column-properties style:column-width="0.25in"/>
    </style:style>
    <style:style style:name="Table3.B" style:family="table-column">
      <style:table-column-properties style:column-width="0.2083in"/>
    </style:style>
    <style:style style:name="Table3.C" style:family="table-column">
      <style:table-column-properties style:column-width="0.1736in"/>
    </style:style>
    <style:style style:name="Table3.D" style:family="table-column">
      <style:table-column-properties style:column-width="0.1444in"/>
    </style:style>
    <style:style style:name="Table3.E" style:family="table-column">
      <style:table-column-properties style:column-width="0.1201in"/>
    </style:style>
    <style:style style:name="Table3.F" style:family="table-column">
      <style:table-column-properties style:column-width="0.6035in"/>
    </style:style>
    <style:style style:name="P1" style:family="paragraph" style:parent-style-name="Header">
      <style:text-properties style:font-name="Avant Garde', 'Century Gothic" fo:font-size="18pt" fo:language="en" fo:country="US" fo:font-weight="bold"/>
    </style:style>
    <style:style style:name="P2" style:family="paragraph" style:parent-style-name="Standard">
      <style:text-properties fo:font-weight="normal"/>
    </style:style>
    <style:style style:name="P3" style:family="paragraph" style:parent-style-name="Standard">
      <style:text-properties fo:font-weight="bold"/>
    </style:style>
    <style:style style:name="P4" style:family="paragraph" style:parent-style-name="Standard">
      <style:paragraph-properties fo:text-align="center" style:justify-single-word="false"/>
      <style:text-properties fo:font-weight="bold"/>
    </style:style>
    <style:style style:name="P5" style:family="paragraph" style:parent-style-name="Standard">
      <style:text-properties fo:font-size="12pt"/>
    </style:style>
    <style:style style:name="P6" style:family="paragraph" style:parent-style-name="Standard">
      <style:text-properties fo:font-size="12pt" style:text-underline-style="solid" style:text-underline-width="auto" style:text-underline-color="font-color" fo:font-weight="bold"/>
    </style:style>
    <style:style style:name="P7" style:family="paragraph" style:parent-style-name="Standard">
      <style:text-properties fo:font-size="12pt" fo:font-weight="bold"/>
    </style:style>
    <style:style style:name="P8" style:family="paragraph" style:parent-style-name="Standard">
      <style:text-properties style:text-underline-style="solid" style:text-underline-width="auto" style:text-underline-color="font-color" fo:font-weight="bold"/>
    </style:style>
    <style:style style:name="P9" style:family="paragraph" style:parent-style-name="Standard">
      <style:paragraph-properties fo:break-before="page"/>
      <style:text-properties fo:font-size="18pt" fo:font-weight="bold"/>
    </style:style>
    <style:style style:name="P10" style:family="paragraph" style:parent-style-name="Standard">
      <style:paragraph-properties fo:break-before="page"/>
      <style:text-properties style:text-underline-style="solid" style:text-underline-width="auto" style:text-underline-color="font-color" fo:font-weight="bold"/>
    </style:style>
    <style:style style:name="P11" style:family="paragraph" style:parent-style-name="Standard">
      <style:paragraph-properties fo:padding-left="0.0555in" fo:padding-right="0.0555in" fo:padding-top="0.0138in" fo:padding-bottom="0in" fo:border="0.51pt solid #000000"/>
      <style:text-properties fo:font-size="12pt" fo:font-weight="bold"/>
    </style:style>
    <style:style style:name="P12" style:family="paragraph" style:parent-style-name="Standard">
      <style:text-properties style:text-underline-style="solid" style:text-underline-width="auto" style:text-underline-color="font-color" fo:font-weight="bold"/>
    </style:style>
    <style:style style:name="P13" style:family="paragraph" style:parent-style-name="Standard">
      <style:text-properties fo:font-weight="normal"/>
    </style:style>
    <style:style style:name="P14" style:family="paragraph" style:parent-style-name="Standard">
      <style:text-properties style:text-underline-style="none" fo:font-weight="normal"/>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Standard">
      <style:text-properties style:text-underline-style="none" fo:font-weight="bold"/>
    </style:style>
    <style:style style:name="P17" style:family="paragraph" style:parent-style-name="Standard">
      <style:paragraph-properties fo:text-align="center" style:justify-single-word="false"/>
    </style:style>
    <style:style style:name="P18" style:family="paragraph" style:parent-style-name="Standard">
      <style:text-properties fo:font-size="12pt" fo:font-weight="bold"/>
    </style:style>
    <style:style style:name="P19" style:family="paragraph" style:parent-style-name="Standard" style:list-style-name="L2">
      <style:paragraph-properties fo:margin-left="0.2in" fo:margin-right="0in" fo:text-align="start" style:justify-single-word="false" fo:text-indent="0in" style:auto-text-indent="false"/>
      <style:text-properties style:text-underline-style="solid" style:text-underline-width="auto" style:text-underline-color="font-color" fo:font-weight="bold"/>
    </style:style>
    <style:style style:name="P20" style:family="paragraph" style:parent-style-name="Standard" style:list-style-name="L2">
      <style:paragraph-properties fo:margin-left="0.2in" fo:margin-right="0in" fo:text-align="start" style:justify-single-word="false" fo:text-indent="0in" style:auto-text-indent="false"/>
      <style:text-properties fo:font-variant="normal" fo:text-transform="none" fo:color="#000000" style:font-name="Times New Roman1" fo:font-size="11pt" fo:language="en" fo:country="GB" style:text-underline-style="none" fo:font-weight="normal" text:display="true"/>
    </style:style>
    <style:style style:name="P21" style:family="paragraph" style:parent-style-name="Standard" style:list-style-name="L2">
      <style:paragraph-properties fo:margin-left="0.2in" fo:margin-right="0in" fo:text-align="start" style:justify-single-word="false" fo:text-indent="0in" style:auto-text-indent="false"/>
      <style:text-properties style:text-underline-style="none" fo:font-weight="normal"/>
    </style:style>
    <style:style style:name="P22" style:family="paragraph" style:parent-style-name="Header">
      <style:text-properties fo:language="en" fo:country="US"/>
    </style:style>
    <style:style style:name="P23" style:family="paragraph" style:parent-style-name="lista" style:list-style-name="L1">
      <style:paragraph-properties fo:margin-left="0in" fo:margin-right="0in" fo:text-indent="0in" style:auto-text-indent="false"/>
    </style:style>
    <style:style style:name="T1" style:family="text">
      <style:text-properties fo:font-weight="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italic" fo:font-weight="normal"/>
    </style:style>
    <style:style style:name="T5" style:family="text">
      <style:text-properties fo:font-size="12pt"/>
    </style:style>
    <style:style style:name="T6" style:family="text">
      <style:text-properties fo:font-size="9pt"/>
    </style:style>
    <style:style style:name="T7" style:family="text">
      <style:text-properties style:text-underline-style="solid" style:text-underline-width="auto" style:text-underline-color="font-color" fo:font-weight="bold"/>
    </style:style>
    <style:style style:name="T8" style:family="text">
      <style:text-properties fo:font-size="18pt" fo:font-weight="bol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2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Your duties as an opponent</text:p>
        <text:list xml:id="list13485486571" text:style-name="L1">
          <text:list-item>
            <text:p text:style-name="P23">Critically review the report in question</text:p>
          </text:list-item>
          <text:list-item>
            <text:p text:style-name="P23">Pay particular attention to the problem approach, the methodology chosen and to the interpretation/evaluation of results</text:p>
          </text:list-item>
          <text:list-item>
            <text:p text:style-name="P23">Make annotations on the report of clerical errors, other minor errors, incomprehensible or ambiguous text </text:p>
          </text:list-item>
          <text:list-item>
            <text:p text:style-name="P23">Complete this Opponent Record up to the comments on presentation before the presentation. You can use a computer (very much preferable) or black ink by hand (must be readable!).</text:p>
          </text:list-item>
          <text:list-item>
            <text:p text:style-name="P23">At the <text:s/>presentation have 2 copies of the document, one <text:s/>to be handed over to the lecturer and one for the group you oppose so that they get feedback from you. The comments on the presentation only need to be provided on one of the copies (as it is completed after the presentation and cannot be prepared in advance)</text:p>
          </text:list-item>
          <text:list-item>
            <text:p text:style-name="P23">Orally present your general opinion of and comments on the work, report and presentation after the other group’s presentation</text:p>
          </text:list-item>
          <text:list-item>
            <text:p text:style-name="P23">Put questions to the author’s of the report following their presentation: you may put forward the questions set down in the Opponent Record, or some of these questions, but it is also reasonable to expect the presentation to generate new questions.</text:p>
          </text:list-item>
          <text:list-item>
            <text:p text:style-name="P23">Complete the comments on the presentation after the presentation and hand in to the lecturer as soon as possible after the presentation (minutes not hours).</text:p>
          </text:list-item>
          <text:list-item>
            <text:p text:style-name="P23">Give the annotated report to the other group.</text:p>
          </text:list-item>
          <text:list-item>
            <text:p text:style-name="P23">Give personal, written comments on the verbal presentation held following the project you are opposing.</text:p>
          </text:list-item>
        </text:list>
        <text:p text:style-name="Standard">Attempt to answer the questions in the Opponent Record in relative detail. Answers such as <text:span text:style-name="T1">Yes</text:span> and <text:span text:style-name="T1">Good</text:span> are insufficient.</text:p>
        <text:p text:style-name="Standard"/>
        <text:p text:style-name="Standard"/>
        <text:p text:style-name="P9">OPPONENT RECORD</text:p>
        <text:p text:style-name="P7"/>
        <text:p text:style-name="P11">Your group's name: The Predicates</text:p>
        <text:p text:style-name="P11"/>
        <text:p text:style-name="P11">Other group's name: FAMA</text:p>
        <text:p text:style-name="P11"/>
        <text:p text:style-name="P7"/>
        <text:p text:style-name="P8">Did the abstract provide an adequate summary of the report?</text:p>
        <text:p text:style-name="Standard">They did not mention that they take search depth into account, otherwise good.</text:p>
        <text:p text:style-name="Standard"/>
        <text:p text:style-name="Standard"/>
        <text:p text:style-name="Standard"/>
        <text:p text:style-name="Standard"/>
        <text:p text:style-name="P8">To what degree did the author justify his/her choice of method of tackling the problem?</text:p>
        <text:p text:style-name="Standard">They motivate their heuristic function, and the problem structure, but there is no discussion about forward solving, and why they chose this instead of backwards solving.</text:p>
        <text:p text:style-name="Standard"/>
        <text:p text:style-name="P8">Did the author discuss the extent to which the prerequisites for the application of such a method are fulfilled?</text:p>
        <text:p text:style-name="Standard">Yes, they discuss the fact that dead state detection is a valid approach for example.</text:p>
        <text:p text:style-name="Standard"/>
        <text:p text:style-name="Standard"/>
        <text:p text:style-name="Standard"/>
        <text:p text:style-name="Standard"/>
        <text:p text:style-name="P8">Is the method adequately described?</text:p>
        <text:p text:style-name="Standard">Yes, absolutely. They have a description of the most important classes, and their usage so that when reading the code later, it looks as expected.</text:p>
        <text:p text:style-name="Standard"/>
        <text:p text:style-name="Standard"/>
        <text:p text:style-name="Standard"/>
        <text:p text:style-name="Standard"/>
        <text:p text:style-name="P8">Has the author set out his/her results clearly and concisely?</text:p>
        <text:p text:style-name="P5">Yes, their final results. They have not supplied any information about the progress of their agent without for example the search depth heuristic. It would have been interesting to know how much the performance improved by this.</text:p>
        <text:p text:style-name="Standard"><text:soft-page-break/><text:span text:style-name="T7">Do you consider the group's conclusions to be credible?</text:span></text:p>
        <text:p text:style-name="Standard">They claim shorter solutions are better. This is true for small puzzles, but sometimes solutions need to be long if the map is big / complicated.</text:p>
        <text:p text:style-name="Standard">The analysis of the puzzles they fail seems valid. </text:p>
        <text:p text:style-name="Standard">They analyse solutions provided by their agent to improve upon it. Would it not have been more interesting to find out what the agent “is doing” on the puzzles it cannot solve?</text:p>
        <text:p text:style-name="Standard"/>
        <text:p text:style-name="Standard"/>
        <text:p text:style-name="Standard"/>
        <text:p text:style-name="Standard"/>
        <text:p text:style-name="P8">Which sections of the report were difficult to understand?</text:p>
        <text:p text:style-name="Standard">None, really.</text:p>
        <text:p text:style-name="Standard"><text:span text:style-name="T7"/></text:p>
        <text:p text:style-name="Standard"><text:span text:style-name="T7">Other comments on the report and its structure.</text:span></text:p>
        <text:p text:style-name="Standard">There is frequent use of abbreviations like “it’s” “doesn’t” etc. which do not belong in a technical report.</text:p>
        <text:p text:style-name="Standard"/>
        <text:p text:style-name="Standard"/>
        <text:p text:style-name="Standard"/>
        <text:p text:style-name="P8">What are the stronger features of the report?</text:p>
        <text:p text:style-name="Standard">Thorough description of their solution, good introduction to the problem. Good usage of graphs and images.</text:p>
        <text:p text:style-name="Standard"/>
        <text:p text:style-name="Standard"/>
        <text:p text:style-name="Standard"/>
        <text:p text:style-name="Standard"/>
        <text:p text:style-name="P8"/>
        <text:p text:style-name="P8"/>
        <text:p text:style-name="P8"/>
        <text:p text:style-name="P8">What is your concluding assessment of the report?</text:p>
        <text:p text:style-name="Standard">It is good in content, while lacking a little in format.</text:p>
        <text:p text:style-name="Standard"/>
        <text:p text:style-name="Standard"/>
        <text:p text:style-name="Standard"/>
        <text:p text:style-name="Standard"/>
        <text:p text:style-name="P8"/>
        <text:p text:style-name="Standard"><text:soft-page-break/><text:span text:style-name="T7">Did the result that they present match what you expected given the description of the method</text:span></text:p>
        <text:p text:style-name="P15">Yes, they made a simple implementation which yielded average results.</text:p>
        <text:p text:style-name="P8"/>
        <text:p text:style-name="P8"/>
        <text:p text:style-name="P8"/>
        <text:p text:style-name="P8"/>
        <text:p text:style-name="P8">What are the strongest aspects of the agent?</text:p>
        <text:p text:style-name="P14">Decent state definition, very readable code, easy to understand, has some degree of deadlock detection.</text:p>
        <text:p text:style-name="P8"/>
        <text:p text:style-name="P8"/>
        <text:p text:style-name="P8"/>
        <text:p text:style-name="P8"/>
        <text:p text:style-name="P8">What are the weakest aspects of the agent?</text:p>
        <text:p text:style-name="P16"><text:span text:style-name="T2">As the authors state, they are not very willing to push a box </text:span><text:span text:style-name="T4">off</text:span><text:span text:style-name="T2"> a goal, which is sometimes necessary to solve the puzzle.</text:span></text:p>
        <text:p text:style-name="P8"/>
        <text:p text:style-name="P8"/>
        <text:p text:style-name="P8"/>
        <text:p text:style-name="P8">What would you recommend to be changed to gain performance?</text:p>
        <text:list xml:id="list1697135270" text:style-name="L2">
          <text:list-item>
            <text:p text:style-name="P21">Make the hashCode a member of State, and compute this when constructing the object.</text:p>
          </text:list-item>
          <text:list-item>
            <text:p text:style-name="P20">Precompute the neighbour list of each point on the map. It never changes throughout the execution of the program. Using a multiton pattern for the coordinates would be a good idea.</text:p>
          </text:list-item>
          <text:list-item>
            <text:p text:style-name="P20">Use a memory / CPU sampler to find out where most of the resources are spent.</text:p>
            <text:p text:style-name="P19"/>
          </text:list-item>
        </text:list>
        <text:p text:style-name="P8">How well do you think that the agent did in the evaluation (performance)?</text:p>
        <text:p text:style-name="P14">Seeing as they solved 70 / 100 puzzles on the test server, somewhere between 50 and 75 seems reasonable, which would mean somewhere a little over 10 points.</text:p>
        <text:p text:style-name="P8"/>
        <text:p text:style-name="P8"/>
        <text:p text:style-name="P8">Concluding remarks about the work</text:p>
        <text:p text:style-name="P2">Nice to see that they created a solution visualizer. Too bad it was not included in the handin.</text:p>
        <text:p text:style-name="Standard"><text:span text:style-name="T2">Maybe it could be added to the skeleton next year?</text:span></text:p>
        <text:p text:style-name="P10">Questions to author:</text:p>
        <text:p text:style-name="P8"/>
        <text:p text:style-name="P3">1 <text:span text:style-name="T2">Did you consider doing a backwards solver?In that case, what is your motivation for not doing it?</text:span></text:p>
        <text:p text:style-name="Standard"/>
        <text:p text:style-name="Standard"/>
        <text:p text:style-name="Standard"/>
        <text:p text:style-name="P2">2 Did you have any systematic approach to determining how to weigh the different heuristic functions?</text:p>
        <text:p text:style-name="Standard"/>
        <text:p text:style-name="Standard"/>
        <text:p text:style-name="Standard"/>
        <text:p text:style-name="P3">3 <text:span text:style-name="T2">Did you consider tunnel macros? Why was this not implemented?</text:span></text:p>
        <text:p text:style-name="Standard"/>
        <text:p text:style-name="Standard"/>
        <text:p text:style-name="Standard"/>
        <text:p text:style-name="P3">4 <text:span text:style-name="T3">What key observations were you able to make using the solution visualizer?</text:span></text:p>
        <text:p text:style-name="Standard"/>
        <text:p text:style-name="Standard"/>
        <text:p text:style-name="Standard"/>
        <text:p text:style-name="P3">5 </text:p>
        <text:p text:style-name="Standard"/>
        <text:p text:style-name="Standard"/>
        <text:p text:style-name="Standard"/>
        <text:p text:style-name="P3">6</text:p>
        <text:p text:style-name="Standard"/>
        <text:p text:style-name="Standard"/>
        <text:p text:style-name="Standard"/>
        <text:p text:style-name="P7">Mark most appropriate grade for the report (in your opin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ext:p text:style-name="P4">0</text:p>
            </table:table-cell>
            <table:table-cell office:value-type="string">
              <text:p text:style-name="P4">1</text:p>
            </table:table-cell>
            <table:table-cell office:value-type="string">
              <text:p text:style-name="P4">2</text:p>
            </table:table-cell>
            <table:table-cell office:value-type="string">
              <text:p text:style-name="P4">3</text:p>
            </table:table-cell>
            <table:table-cell office:value-type="string">
              <text:p text:style-name="P4">4</text:p>
            </table:table-cell>
            <table:table-cell office:value-type="string">
              <text:p text:style-name="P4">5</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P17">X</text:p>
            </table:table-cell>
          </table:table-row>
        </table:table>
        <text:p text:style-name="P5"/>
        <text:p text:style-name="P7">Mark most appropriate grade for the work (in your opin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office:value-type="string">
              <text:p text:style-name="P4">0</text:p>
            </table:table-cell>
            <table:table-cell office:value-type="string">
              <text:p text:style-name="P4">1</text:p>
            </table:table-cell>
            <table:table-cell office:value-type="string">
              <text:p text:style-name="P4">2</text:p>
            </table:table-cell>
            <table:table-cell office:value-type="string">
              <text:p text:style-name="P4">3</text:p>
            </table:table-cell>
            <table:table-cell office:value-type="string">
              <text:p text:style-name="P4">4</text:p>
            </table:table-cell>
            <table:table-cell office:value-type="string">
              <text:p text:style-name="P4">5</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X</text:p>
            </table:table-cell>
            <table:table-cell office:value-type="string">
              <text:p text:style-name="Standard"/>
            </table:table-cell>
            <table:table-cell office:value-type="string">
              <text:p text:style-name="Standard"/>
            </table:table-cell>
          </table:table-row>
        </table:table>
        <text:p text:style-name="Standard"><text:soft-page-break/><text:span text:style-name="T8">COMMENTS ON PRESENTATION</text:span></text:p>
        <text:p text:style-name="Standard"><text:span text:style-name="T5">(</text:span><text:span text:style-name="T6">these written comments are to be handed over to the lecturer at the end of the session)</text:span></text:p>
        <text:p text:style-name="P7">Name of your group:</text:p>
        <text:p text:style-name="P7">Name of the group that presented:</text:p>
        <text:p text:style-name="P7"/>
        <text:p text:style-name="P6">Introduction</text:p>
        <text:p text:style-name="P5"/>
        <text:p text:style-name="P5"/>
        <text:p text:style-name="P6">Presentation of achievements</text:p>
        <text:p text:style-name="P5"/>
        <text:p text:style-name="P5"/>
        <text:p text:style-name="P6">Conclusion</text:p>
        <text:p text:style-name="P5"/>
        <text:p text:style-name="P5"/>
        <text:p text:style-name="P5"/>
        <text:p text:style-name="P6">Did you hear what they said? Did they use the voice in way to avoid you falling asleep?</text:p>
        <text:p text:style-name="P5"/>
        <text:p text:style-name="P5"/>
        <text:p text:style-name="P6">Commitment and contact with the audience</text:p>
        <text:p text:style-name="P5"/>
        <text:p text:style-name="P5"/>
        <text:p text:style-name="P5"/>
        <text:p text:style-name="P6">Use of overheads/slides or other aides</text:p>
        <text:p text:style-name="P5"/>
        <text:p text:style-name="P5"/>
        <text:p text:style-name="P5"/>
        <text:p text:style-name="P6">Overall assessment:</text:p>
        <text:p text:style-name="P7"/>
        <text:p text:style-name="P7"/>
        <text:p text:style-name="P7"/>
        <text:p text:style-name="P7"/>
        <text:p text:style-name="P7"/>
        <text:p text:style-name="P7"><text:soft-page-break/>Mark most appropriate grade for the presentation (in your opin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office:value-type="string">
              <text:p text:style-name="P4">0</text:p>
            </table:table-cell>
            <table:table-cell office:value-type="string">
              <text:p text:style-name="P4">1</text:p>
            </table:table-cell>
            <table:table-cell office:value-type="string">
              <text:p text:style-name="P4">2</text:p>
            </table:table-cell>
            <table:table-cell office:value-type="string">
              <text:p text:style-name="P4">3</text:p>
            </table:table-cell>
            <table:table-cell office:value-type="string">
              <text:p text:style-name="P4">4</text:p>
            </table:table-cell>
            <table:table-cell office:value-type="string">
              <text:p text:style-name="P4">5</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vant Garde', 'Century Gothic" svg:font-family="'Avant Garde', 'Century Gothic'"/>
    <style:font-face style:name="Helvetica" svg:font-family="Helvetica"/>
    <style:font-face style:name="New York" svg:font-family="'New York'"/>
    <style:font-face style:name="Symbol" svg:font-family="Symbol"/>
    <style:font-face style:name="Times" svg:font-family="Times"/>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905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417in" fo:margin-bottom="0.0417in" fo:orphans="2" fo:widows="2" style:writing-mode="lr-tb"/>
      <style:text-properties style:font-name="Times New Roman1" fo:font-size="11pt" fo:language="en" fo:country="GB"/>
    </style:style>
    <style:style style:name="Footer" style:family="paragraph" style:parent-style-name="Standard" style:class="extra">
      <style:paragraph-properties>
        <style:tab-stops>
          <style:tab-stop style:position="2.8835in" style:type="center"/>
          <style:tab-stop style:position="5.768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Normal" style:family="paragraph">
      <style:paragraph-properties style:writing-mode="lr-tb"/>
      <style:text-properties style:font-name="Times" fo:font-size="12pt" fo:language="en" fo:country="US"/>
    </style:style>
    <style:style style:name="Header" style:family="paragraph" style:parent-style-name="Standard" style:class="extra">
      <style:paragraph-properties>
        <style:tab-stops>
          <style:tab-stop style:position="2.8835in" style:type="center"/>
          <style:tab-stop style:position="5.7681in" style:type="right"/>
        </style:tab-stops>
      </style:paragraph-properties>
    </style:style>
    <style:style style:name="List" style:family="paragraph" style:parent-style-name="Text_20_body" style:class="list">
      <style:text-properties style:font-name="Times"/>
    </style:style>
    <style:style style:name="rubrik0" style:family="paragraph" style:parent-style-name="Standard" style:next-style-name="Standard">
      <style:paragraph-properties fo:margin-top="0.4165in" fo:margin-bottom="0.111in" fo:line-height="18%" fo:keep-with-next="always"/>
      <style:text-properties fo:text-transform="uppercase" style:font-name="New York" fo:font-size="24pt" fo:language="sv" fo:country="SE" fo:font-weight="bold"/>
    </style:style>
    <style:style style:name="Index" style:family="paragraph" style:parent-style-name="Standard" style:class="index">
      <style:text-properties style:font-name="Times"/>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style>
    <style:style style:name="Heading_20_1" style:display-name="Heading 1" style:family="paragraph" style:parent-style-name="Standard" style:next-style-name="Standard" style:class="text">
      <style:paragraph-properties fo:margin-top="0.278in" fo:margin-bottom="0.111in" fo:keep-with-next="always"/>
      <style:text-properties style:font-name="Arial" fo:font-size="16pt" fo:font-weight="bold"/>
    </style:style>
    <style:style style:name="Heading_20_2" style:display-name="Heading 2" style:family="paragraph" style:parent-style-name="Standard" style:next-style-name="Standard" style:class="text">
      <style:paragraph-properties fo:keep-with-next="always"/>
      <style:text-properties fo:font-size="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lista" style:family="paragraph" style:parent-style-name="Standard">
      <style:paragraph-properties fo:margin="100%" fo:margin-left="0in" fo:margin-right="0in" fo:margin-top="0in" fo:margin-bottom="0in" fo:text-indent="0in" style:auto-text-indent="false"/>
    </style:style>
    <style:style style:name="Caption" style:family="paragraph" style:parent-style-name="Standard" style:class="extra">
      <style:paragraph-properties fo:margin-top="0.0835in" fo:margin-bottom="0.0835in"/>
      <style:text-properties style:font-name="Times" fo:font-size="12pt" fo:font-style="italic"/>
    </style:style>
    <style:style style:name="Internet_20_link_5f_text" style:display-name="Internet link_text" style:family="text">
      <style:text-properties fo:color="#0000ff" style:text-underline-style="solid" style:text-underline-width="auto" style:text-underline-color="font-color"/>
    </style:style>
    <style:style style:name="WW8Num4z0_5f_text" style:display-name="WW8Num4z0_text" style:family="text">
      <style:text-properties style:font-name="Symbol"/>
    </style:style>
    <style:style style:name="WW8Num1z0_5f_text" style:display-name="WW8Num1z0_text" style:family="text">
      <style:text-properties style:font-name="Symbol"/>
    </style:style>
    <style:style style:name="WW8Num5z0_5f_text" style:display-name="WW8Num5z0_text" style:family="text">
      <style:text-properties style:font-name="Symbol"/>
    </style:style>
    <style:style style:name="WW8Num2z0_5f_text" style:display-name="WW8Num2z0_text" style:family="text">
      <style:text-properties style:font-name="Symbol"/>
    </style:style>
    <style:style style:name="WW8Num9z0_5f_text" style:display-name="WW8Num9z0_text" style:family="text">
      <style:text-properties style:font-name="Symbol"/>
    </style:style>
    <style:style style:name="WW8Num3z0_5f_text" style:display-name="WW8Num3z0_text" style:family="text">
      <style:text-properties style:font-name="Symbol"/>
    </style:style>
    <style:style style:name="WW8Num7z0_5f_text" style:display-name="WW8Num7z0_text" style:family="text">
      <style:text-properties style:font-name="Symbol"/>
    </style:style>
    <style:style style:name="WW8Num6z0_5f_text" style:display-name="WW8Num6z0_text" style:family="text">
      <style:text-properties style:font-name="Symbol"/>
    </style:style>
    <style:style style:name="WW8Num10z0_5f_text" style:display-name="WW8Num10z0_text" style:family="text">
      <style:text-properties style:font-name="Symbol"/>
    </style:style>
    <style:style style:name="WW8Num8z0_5f_text" style:display-name="WW8Num8z0_text" style:family="text">
      <style:text-properties style:font-name="Symbol"/>
    </style:style>
    <style:style style:name="WW8Num11z0_5f_text" style:display-name="WW8Num11z0_text"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vant Garde', 'Century Gothic" fo:font-size="18pt" fo:language="en" fo:country="US" fo:font-weight="bold"/>
    </style:style>
    <style:style style:name="MP2" style:family="paragraph" style:parent-style-name="Header">
      <style:text-properties fo:language="en" fo:country="US"/>
    </style:style>
    <style:page-layout style:name="Mpm1">
      <style:page-layout-properties fo:page-width="8.2681in" fo:page-height="11.6929in" style:num-format="1" style:print-orientation="portrait" fo:margin-top="0.5in" fo:margin-bottom="0.9846in" fo:margin-left="0.9846in" fo:margin-right="0.9846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2783in" fo:margin-left="0in" fo:margin-right="0in" fo:margin-bottom="0in"/>
      </style:header-style>
      <style:footer-style/>
    </style:page-layout>
  </office:automatic-styles>
  <office:master-styles>
    <style:master-page style:name="Standard" style:page-layout-name="Mpm1">
      <style:header>
        <text:p text:style-name="MP1">DD2380 PROJECT OPPOSITION REPORT</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DEGREE PROJECT OPPONENT</dc:title>
    <meta:initial-creator>moira von knorring</meta:initial-creator>
    <dc:creator>Andreas Sjöberg</dc:creator>
    <meta:creation-date>2007-10-27T12:37:00</meta:creation-date>
    <dc:date>2012-10-15T10:48:07</dc:date>
    <meta:print-date>2007-10-27T13:01:00</meta:print-date>
    <dc:language>en-US</dc:language>
    <meta:editing-duration>PT59M57S</meta:editing-duration>
    <meta:editing-cycles>23</meta:editing-cycles>
    <meta:document-statistic meta:table-count="3" meta:image-count="0" meta:object-count="0" meta:page-count="7" meta:paragraph-count="94" meta:word-count="1023" meta:character-count="5916" meta:non-whitespace-character-count="4995"/>
  </office:meta>
</office:document-meta>
</file>